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Helvetica, Arial, sans-serif"/>
    <style:font-face style:name="Mangal1" svg:font-family="Mangal"/>
    <style:font-face style:name="Source Sans Pro" svg:font-family="'Source Sans Pro', 'Helvetica Neue', Helvetica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/>
    </style:style>
    <style:style style:name="P2" style:family="paragraph" style:parent-style-name="Standard">
      <style:paragraph-properties fo:text-align="justify" style:justify-single-word="false" fo:orphans="2" fo:widows="2"/>
      <style:text-properties fo:color="#000000" style:font-name="Calibri" fo:font-size="11pt" style:font-size-asian="11pt" style:font-size-complex="11pt"/>
    </style:style>
    <style:style style:name="P3" style:family="paragraph" style:parent-style-name="Standard" style:list-style-name="L1">
      <style:paragraph-properties fo:text-align="justify" style:justify-single-word="false" fo:orphans="2" fo:widows="2"/>
      <style:text-properties fo:color="#000000" style:font-name="Calibri" fo:font-size="11pt" style:font-size-asian="11pt" style:font-size-complex="11pt"/>
    </style:style>
    <style:style style:name="P4" style:family="paragraph" style:parent-style-name="Standard" style:list-style-name="L1">
      <style:paragraph-properties fo:text-align="justify" style:justify-single-word="false" fo:orphans="2" fo:widows="2"/>
      <style:text-properties fo:color="#000000" style:font-name="Calibri" fo:font-size="11pt" officeooo:paragraph-rsid="001f1166" style:font-size-asian="11pt" style:font-size-complex="11pt"/>
    </style:style>
    <style:style style:name="P5" style:family="paragraph" style:parent-style-name="Standard" style:list-style-name="L1">
      <style:paragraph-properties fo:text-align="justify" style:justify-single-word="false" fo:orphans="2" fo:widows="2"/>
      <style:text-properties fo:color="#000000" style:font-name="Calibri" fo:font-size="11pt" officeooo:rsid="001f1166" officeooo:paragraph-rsid="001f1166" style:font-size-asian="11pt" style:font-size-complex="1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style:font-name="Lato" fo:font-size="12pt" fo:letter-spacing="normal" fo:font-style="normal" fo:font-weight="normal"/>
    </style:style>
    <style:style style:name="T2" style:family="text">
      <style:text-properties fo:font-variant="normal" fo:text-transform="none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style:font-name="Source Sans Pro" fo:font-size="12pt" fo:letter-spacing="normal" fo:font-style="normal" fo:font-weight="normal" officeooo:rsid="001f1166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1f1166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f11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12865723126502946" text:style-name="L1">
        <text:list-item>
          <text:p text:style-name="P3"><text:span text:style-name="T6">Crea un diccionario donde la clave sea el nombre del usuario y el valor sea el teléfono (no es necesario validar). Tendrás que ir pidiendo contactos hasta el usuario diga que no quiere insertar mas. No se podrán meter nombres repetidos.</text:span> </text:p>
        </text:list-item>
      </text:list>
      <text:p text:style-name="P2"/>
      <text:list xml:id="list104051404716101" text:continue-numbering="true" text:style-name="L1">
        <text:list-item>
          <text:p text:style-name="P4"><text:span text:style-name="T7">Para iniciar el programa pide </text:span><text:span text:style-name="T6">la cantidad total de compras de una persona. Si la cantidad es inferior a </text:span><text:span text:style-name="T7">100€</text:span><text:span text:style-name="T6">, el programa dirá que el cliente no </text:span><text:span text:style-name="T7">puede participar en la promoción</text:span><text:span text:style-name="T6">. Pero si la persona ingresa una cantidad en compras igual o superior a </text:span><text:span text:style-name="T7">100€</text:span><text:span text:style-name="T6">, el programa genera de forma aleatoria un número entero del cero al cinco. Cada número corresponderá a un color diferente de cinco colores de bolas que hay para determinar el descuento que el cliente recibirá como premio. Si la bola aleatoria es color blanco, no hay descuento, </text:span><text:span text:style-name="T7">si esa roja tendrá un 10% de descuento, si es azul un 15%, si es amarilla un 20%, si es rosa un 25% y si es verde un 30%. Este descuento se aplicará sobre la compra total que introdujo inicialmente el usuario, de forma que el programa mostrará el total de la compra después de haber aplicado el descuento.</text:span></text:p>
          <text:p text:style-name="P5"><text:span text:style-name="T7"/></text:p>
          <text:p text:style-name="P5"><text:span text:style-name="T6">Nota: Para escoger un número aleatorio en una lista existe la función random.choice()</text:span></text:p>
          <text:p text:style-name="P5"><text:span text:style-name="T6"/></text:p>
        </text:list-item>
        <text:list-item>
          <text:p text:style-name="P4">Escribe un programa en Python que reciba dos listas y devuelva los elementos comunes a ambas, sin repetir ninguno (intersección de conjuntos). </text:p>
        </text:list-item>
      </text:list>
      <text:p text:style-name="P1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, Helvetica, Arial, sans-serif"/>
    <style:font-face style:name="Mangal1" svg:font-family="Mangal"/>
    <style:font-face style:name="Source Sans Pro" svg:font-family="'Source Sans Pro', 'Helvetica Neue', Helvetica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10:10.893000000</meta:creation-date>
    <dc:date>2017-10-05T10:40:50.087000000</dc:date>
    <meta:editing-duration>PT16S</meta:editing-duration>
    <meta:editing-cycles>1</meta:editing-cycles>
    <meta:document-statistic meta:table-count="0" meta:image-count="0" meta:object-count="0" meta:page-count="1" meta:paragraph-count="4" meta:word-count="231" meta:character-count="1308" meta:non-whitespace-character-count="1082"/>
    <meta:generator>LibreOffice/4.4.3.2$Windows_x86 LibreOffice_project/88805f81e9fe61362df02b9941de8e38a9b5fd16</meta:generator>
  </office:meta>
</office:document-meta>
</file>